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12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/>
          <table:table-cell table:style-name="ce1"/>
        </table:table-row>
        <table:table-row table:style-name="ro2">
          <table:table-cell table:number-columns-repeated="7"/>
          <table:table-cell table:style-name="ce1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4"/>
          <table:table-cell table:number-columns-repeated="5"/>
          <table:table-cell table:style-name="ce1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3" office:value-type="string" calcext:value-type="string">
            <text:p>#nodes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#clients</text:p>
          </table:table-cell>
          <table:table-cell table:style-name="ce4" office:value-type="string" calcext:value-type="string">
            <text:p>#kv pairs/request</text:p>
          </table:table-cell>
          <table:table-cell table:style-name="ce5" office:value-type="string" calcext:value-type="string">
            <text:p>size of data transmitted in B</text:p>
          </table:table-cell>
          <table:table-cell table:style-name="ce5" office:value-type="string" calcext:value-type="string">
            <text:p># requests of different kv pairs/client</text:p>
          </table:table-cell>
          <table:table-cell table:style-name="ce4" office:value-type="string" calcext:value-type="string">
            <text:p>ms outcome (min, max, avg, std, percentiles[0.75,0.90,0.95,0.99])</text:p>
          </table:table-cell>
        </table:table-row>
        <table:table-row table:style-name="ro5">
          <table:table-cell table:style-name="Default" table:number-columns-repeated="2"/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184418 142.278133 9.721383225924699 5.926358489237035 [11.403317 14.9246385 17.787754 26.381152999999998]</text:p>
          </table:table-cell>
        </table:table-row>
        <table:table-row table:style-name="ro5">
          <table:table-cell table:style-name="Default" table:number-columns-repeated="2"/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528241 4359.886589000001 43.739303660446495 248.5517045666151 [22.052081 27.19186 32.205413 648.0965125]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7437899999999997 108.64910599999999 9.772417285904694 5.183982888321738 [11.1370075 14.354854499999998 16.732266499999998 26.075964]</text:p>
          </table:table-cell>
        </table:table-row>
        <table:table-row table:style-name="ro5">
          <table:table-cell table:number-columns-repeated="2"/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273674000000002 4814.798832 47.58548771309585 308.4922468247932 [21.9388195 26.954821000000003 31.02691 71.1077805]</text:p>
          </table:table-cell>
        </table:table-row>
        <table:table-row table:style-name="ro5">
          <table:table-cell table:number-columns-repeated="2"/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 9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8.484499 335.13311000000004 87.36081692769085 29.4969830671423 [100.34113400000001 125.2503565 141.996367 180.21761399999997]</text:p>
          </table:table-cell>
        </table:table-row>
        <table:table-row table:style-name="ro5">
          <table:table-cell table:number-columns-repeated="2"/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 3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8.057723 5634.996666 416.25073459780054 758.0369361296199 [219.3165405 890.1516835000001 2333.1165775 3850.3106534999997]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 9 (*)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7.523722 359.05632 88.97912018593814 27.285070138479607 [100.87827999999999 123.35046899999999 139.261841 183.083399]</text:p>
          </table:table-cell>
        </table:table-row>
        <table:table-row table:style-name="ro5">
          <table:table-cell table:number-columns-repeated="2"/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 3 (*)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104.21262900000002 5337.247846 408.1270628713754 726.7891393057117 [221.4867395 845.5822925 2287.4772685 3724.6612479999994]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EC SET </text:p>
          </table:table-cell>
          <table:table-cell office:value-type="string" calcext:value-type="string">
            <text:p>3 (different keys)</text:p>
          </table:table-cell>
          <table:table-cell office:value-type="string" calcext:value-type="string">
            <text:p>Same 9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 calcext:value-type="string">
            <text:p>EC GET</text:p>
          </table:table-cell>
          <table:table-cell office:value-type="string" calcext:value-type="string">
            <text:p>3 (different keys)</text:p>
          </table:table-cell>
          <table:table-cell office:value-type="string" calcext:value-type="string">
            <text:p>Same 3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 table:number-rows-repeated="1048561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09T20:55:36.218442751</dc:date>
    <meta:editing-duration>PT41M31S</meta:editing-duration>
    <meta:editing-cycles>5</meta:editing-cycles>
    <meta:generator>LibreOffice/6.1.5.2$Linux_X86_64 LibreOffice_project/10$Build-2</meta:generator>
    <meta:document-statistic meta:table-count="1" meta:cell-count="69" meta:object-count="0"/>
  </office:meta>
</office:document-meta>
</file>